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rial, sans-serif"/>
    <style:font-face style:name="abcFavorit" svg:font-family="abcFavorit, 'abcFavorit Fallback', system-ui, arial"/>
    <style:font-face style:name="apple-system" svg:font-family="apple-system, BlinkMacSystemFont, Arial, sans-serif"/>
  </office:font-face-decls>
  <office:automatic-styles>
    <style:style style:name="P1" style:family="paragraph" style:parent-style-name="Standard">
      <style:text-properties officeooo:rsid="000b3c42" officeooo:paragraph-rsid="000b3c42"/>
    </style:style>
    <style:style style:name="P2" style:family="paragraph" style:parent-style-name="Standard">
      <style:text-properties officeooo:paragraph-rsid="000b3c4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color="#000000" loext:opacity="100%" style:font-name="Liberation Serif" officeooo:paragraph-rsid="000b3c42"/>
    </style:style>
    <style:style style:name="P5" style:family="paragraph" style:parent-style-name="Standard">
      <style:text-properties fo:color="#000000" loext:opacity="100%" style:font-name="Liberation Serif" officeooo:rsid="000b3c42" officeooo:paragraph-rsid="000b3c42"/>
    </style:style>
    <style:style style:name="T1" style:family="text">
      <style:text-properties officeooo:rsid="000b3c42"/>
    </style:style>
    <style:style style:name="T2" style:family="text">
      <style:text-properties officeooo:rsid="000b3c42" loext:padding="0.049cm" loext:border="0.06pt solid #e5e7e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3c4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b3c4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3c42" style:font-weight-asian="bold" style:font-weight-complex="bold"/>
    </style:style>
    <style:style style:name="T9" style:family="text">
      <style:text-properties fo:font-variant="normal" fo:text-transform="none" fo:color="#444444" loext:opacity="100%" style:font-name="Montserrat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font-size="12pt" fo:letter-spacing="normal" fo:font-style="normal" fo:font-weight="normal"/>
    </style:style>
    <style:style style:name="T11" style:family="text">
      <style:text-properties fo:font-variant="normal" fo:text-transform="none" fo:font-size="12pt" fo:letter-spacing="normal" fo:font-style="normal" fo:font-weight="normal" officeooo:rsid="000b3c42"/>
    </style:style>
    <style:style style:name="T12" style:family="text">
      <style:text-properties fo:font-variant="normal" fo:text-transform="none" fo:color="#4b4f58" loext:opacity="100%" style:font-name="Poppins" fo:font-size="12pt" fo:letter-spacing="normal" fo:font-style="normal" fo:font-weight="normal"/>
    </style:style>
    <style:style style:name="T13" style:family="text">
      <style:text-properties fo:font-variant="normal" fo:text-transform="none" fo:color="#4b4f58" loext:opacity="100%" style:font-name="Poppins" fo:font-size="12pt" fo:letter-spacing="normal" fo:font-style="normal" fo:font-weight="normal" officeooo:rsid="000b3c42"/>
    </style:style>
    <style:style style:name="T14" style:family="text">
      <style:text-properties fo:font-variant="normal" fo:text-transform="none" fo:color="#4b4f58" loext:opacity="100%" fo:font-size="12pt" fo:letter-spacing="normal" fo:font-style="normal" fo:font-weight="normal"/>
    </style:style>
    <style:style style:name="T15" style:family="text">
      <style:text-properties fo:font-variant="normal" fo:text-transform="none" fo:color="#4b4f58" loext:opacity="100%" fo:font-size="12pt" fo:letter-spacing="normal" fo:font-style="normal" fo:font-weight="normal" officeooo:rsid="000b3c4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ункциональное тестирование</text:p>
      <text:p text:style-name="Standard"/>
      <text:p text:style-name="Standard">1. Инсталяционное тестирование (установка, обновление, удаление приложения)</text:p>
      <text:p text:style-name="Standard">2. Запуск приложения</text:p>
      <text:p text:style-name="Standard">3. Регистрация/авторизация (по номеру телефона, через <text:span text:style-name="T3">email/</text:span><text:span text:style-name="T4">с</text:span><text:span text:style-name="T6">оц.сети</text:span><text:span text:style-name="T5">)</text:span></text:p>
      <text:p text:style-name="Standard">4. Вход без авторизации</text:p>
      <text:p text:style-name="Standard">4. Положение о конфиденциальности</text:p>
      <text:p text:style-name="Standard">5. Восстановление пароля</text:p>
      <text:p text:style-name="Standard">6. Навигация между вкладками</text:p>
      <text:p text:style-name="Standard">7. Редактирование профиля</text:p>
      <text:p text:style-name="Standard">8. Привязка аккаунтов</text:p>
      <text:p text:style-name="Standard">9. Тестирование уведомлений</text:p>
      <text:p text:style-name="Standard">15. Выход из профиля</text:p>
      <text:p text:style-name="Standard">16. Шаринг контента</text:p>
      <text:p text:style-name="Standard">17. Тестирование фильтров</text:p>
      <text:p text:style-name="Standard">18. Ориентация экрана</text:p>
      <text:p text:style-name="Standard">19. Работа с файлами (открытие, просмотр)</text:p>
      <text:p text:style-name="Standard">20. Скроллинг и свайп страниц</text:p>
      <text:p text:style-name="Standard">21. Сворачивание/разворачивание приложение</text:p>
      <text:p text:style-name="Standard"/>
      <text:p text:style-name="Standard"><text:span text:style-name="T7">Тестирование локализации и глобализации</text:span><text:line-break/></text:p>
      <text:p text:style-name="Standard">1. При смене языка все элементы переводятся на соответствующий язык</text:p>
      <text:p text:style-name="Standard">2. Корректное отображение времени в зависимости от часового пояса</text:p>
      <text:p text:style-name="Standard">3. Тексты зависят от языка в системных настройках</text:p>
      <text:p text:style-name="Standard"/>
      <text:p text:style-name="Standard"><text:span text:style-name="T7">Тестирование удобства использования</text:span><text:line-break/></text:p>
      <text:p text:style-name="Standard">1. Правильное выравнивание текста</text:p>
      <text:p text:style-name="Standard">2. Корректное отображение текста на экранах разного разрешения</text:p>
      <text:p text:style-name="Standard">3. Неактивные элементы отображаются серым</text:p>
      <text:p text:style-name="Standard">4. Текста орфографически и грамматически корректы</text:p>
      <text:p text:style-name="Standard">5. Корректный возврат на предыдущий экран</text:p>
      <text:p text:style-name="Standard"/>
      <text:p text:style-name="P3">Кросс-платформенное тестирование</text:p>
      <text:p text:style-name="Standard"/>
      <text:p text:style-name="Standard">1. Корректная работа приложения на различных устройствах и на разных платформах</text:p>
      <text:p text:style-name="Standard"/>
      <text:p text:style-name="P3"><text:span text:style-name="T1">Т</text:span>естирование прерываний</text:p>
      <text:p text:style-name="Standard"/>
      <text:p text:style-name="P5">1. Работа приложения при исходящем/входящем звонке, пуш, смс и т.д</text:p>
      <text:p text:style-name="P4"><text:span text:style-name="T1">2. И</text:span><text:span text:style-name="T10">зменени</text:span><text:span text:style-name="T11">е</text:span><text:span text:style-name="T10"> в типах сетевого сигнала (переключение с 3G на 4G), </text:span><text:span text:style-name="T11">поведение приложения при отсутствии сети</text:span></text:p>
      <text:p text:style-name="P5"/>
      <text:p text:style-name="Standard"/>
      <text:p text:style-name="Standard"><text:span text:style-name="Strong_20_Emphasis">Тестирование безопасности</text:span>: </text:p>
      <text:p text:style-name="Standard"/>
      <text:p text:style-name="Standard">1. Без самостоятельной настройки телефон и <text:span text:style-name="T3">email </text:span><text:span text:style-name="T5">не видны другим пользователям</text:span></text:p>
      <text:p text:style-name="Standard">2. В полях, с вводом пароля и подтверждением пароля, данные скрываются</text:p>
      <text:p text:style-name="Standard">3. Проверка приложения на устойчивость к атакам типа подбора/угадывания юзернеймов и паролей</text:p>
      <text:p text:style-name="P4"><text:span text:style-name="T1">4. </text:span><text:span text:style-name="T10">Качество защиты паролей (сложность, длина, спецсимволы)</text:span></text:p>
      <text:p text:style-name="P5"><text:soft-page-break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, arial, sans-serif"/>
    <style:font-face style:name="abcFavorit" svg:font-family="abcFavorit, 'abcFavorit Fallback', system-ui, arial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4:15:02.551000000</meta:creation-date>
    <dc:date>2024-07-17T14:50:51.652000000</dc:date>
    <meta:editing-duration>PT35M49S</meta:editing-duration>
    <meta:editing-cycles>1</meta:editing-cycles>
    <meta:document-statistic meta:table-count="0" meta:image-count="0" meta:object-count="0" meta:page-count="2" meta:paragraph-count="38" meta:word-count="217" meta:character-count="1682" meta:non-whitespace-character-count="1500"/>
    <meta:generator>LibreOffice/7.5.1.2$Windows_X86_64 LibreOffice_project/fcbaee479e84c6cd81291587d2ee68cba099e129</meta:generator>
  </office:meta>
</office:document-meta>
</file>